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4.74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7.528cm" style:use-optimal-column-width="false"/>
    </style:style>
    <style:style style:name="co4" style:family="table-column">
      <style:table-column-properties style:column-width="2.76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133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s</text:p>
          </draw:text-box>
        </draw:frame>
        <draw:frame presentation:style-name="pr2" draw:text-style-name="P1" draw:layer="layout" svg:width="25.2cm" svg:height="14.742cm" svg:x="1.4cm" svg:y="3.8cm" presentation:class="subtitle" presentation:placeholder="true" presentation:user-transformed="true">
          <draw:text-box/>
        </draw:frame>
        <draw:frame draw:style-name="standard" draw:layer="layout" svg:width="14.098cm" svg:height="9.998cm" svg:x="6.513cm" svg:y="4.6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Classes</text:p>
              </table:table-cell>
              <table:table-cell>
                <text:p>Number of</text:p>
                <text:p>images</text:p>
              </table:table-cell>
              <table:table-cell>
                <text:p>Image size</text:p>
              </table:table-cell>
            </table:table-row>
            <table:table-row table:style-name="ro1" table:default-cell-style-name="gray2">
              <table:table-cell>
                <text:p>Mnist</text:p>
              </table:table-cell>
              <table:table-cell>
                <text:p>10</text:p>
              </table:table-cell>
              <table:table-cell>
                <text:p>60000</text:p>
              </table:table-cell>
              <table:table-cell>
                <text:p>28x28</text:p>
              </table:table-cell>
            </table:table-row>
            <table:table-row table:style-name="ro1" table:default-cell-style-name="gray1">
              <table:table-cell>
                <text:p>Cifar10</text:p>
              </table:table-cell>
              <table:table-cell>
                <text:p>10</text:p>
              </table:table-cell>
              <table:table-cell>
                <text:p>60000</text:p>
              </table:table-cell>
              <table:table-cell>
                <text:p>32x32</text:p>
              </table:table-cell>
            </table:table-row>
            <table:table-row table:style-name="ro1" table:default-cell-style-name="gray2">
              <table:table-cell>
                <text:p>Cifar100</text:p>
              </table:table-cell>
              <table:table-cell>
                <text:p>100</text:p>
              </table:table-cell>
              <table:table-cell>
                <text:p>60000</text:p>
              </table:table-cell>
              <table:table-cell>
                <text:p>32x32</text:p>
              </table:table-cell>
            </table:table-row>
            <table:table-row table:style-name="ro2" table:default-cell-style-name="gray1">
              <table:table-cell>
                <text:p>Celeba</text:p>
              </table:table-cell>
              <table:table-cell/>
              <table:table-cell>
                <text:p>203499</text:p>
              </table:table-cell>
              <table:table-cell>
                <text:p>178x2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4">
              <text:list-item>
                <text:p>We grayscale the images if needed</text:p>
              </text:list-item>
              <text:list-item>
                <text:p>We downsample them by a factor of 2</text:p>
              </text:list-item>
              <text:list-item>
                <text:p>We upsample them using our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draw:style-name="standard" draw:layer="layout" svg:width="25.345cm" svg:height="12.347cm" svg:x="0.511cm" svg:y="3.60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Name</text:p>
              </table:table-cell>
              <table:table-cell>
                <text:p>Bilinear interpolation</text:p>
              </table:table-cell>
              <table:table-cell>
                <text:p>Learned Model</text:p>
              </table:table-cell>
              <table:table-cell>
                <text:p>Improvement</text:p>
              </table:table-cell>
            </table:table-row>
            <table:table-row table:style-name="ro4" table:default-cell-style-name="gray2">
              <table:table-cell>
                <text:p>Mnist</text:p>
              </table:table-cell>
              <table:table-cell>
                <text:p>0.024952497333288193</text:p>
              </table:table-cell>
              <table:table-cell>
                <text:p>0.0012613980419933796</text:p>
              </table:table-cell>
              <table:table-cell>
                <text:p>19.78</text:p>
              </table:table-cell>
            </table:table-row>
            <table:table-row table:style-name="ro4" table:default-cell-style-name="gray1">
              <table:table-cell>
                <text:p>Cifar10</text:p>
              </table:table-cell>
              <table:table-cell>
                <text:p>0.0062843139857053755</text:p>
              </table:table-cell>
              <table:table-cell>
                <text:p>0.0030932600185275077</text:p>
              </table:table-cell>
              <table:table-cell>
                <text:p>2.03</text:p>
              </table:table-cell>
            </table:table-row>
            <table:table-row table:style-name="ro4" table:default-cell-style-name="gray2">
              <table:table-cell>
                <text:p>Cifar100</text:p>
              </table:table-cell>
              <table:table-cell>
                <text:p>0.00618905103802681</text:p>
              </table:table-cell>
              <table:table-cell>
                <text:p>0.0031197709500789643</text:p>
              </table:table-cell>
              <table:table-cell>
                <text:p>1.98</text:p>
              </table:table-cell>
            </table:table-row>
            <table:table-row table:style-name="ro4" table:default-cell-style-name="gray1">
              <table:table-cell>
                <text:p>Celeba</text:p>
              </table:table-cell>
              <table:table-cell>
                <text:p>0.0017664979663281476</text:p>
              </table:table-cell>
              <table:table-cell>
                <text:p>0.0010899672106596944</text:p>
              </table:table-cell>
              <table:table-cell>
                <text:p>1.62</text:p>
              </table:table-cell>
            </table:table-row>
            <table:table-row table:style-name="ro4" table:default-cell-style-name="gray2">
              <table:table-cell>
                <text:p>CFD (custom dataset) </text:p>
              </table:table-cell>
              <table:table-cell>
                <text:p>0.0017664979663281476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mples Mnist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13:32.683752860</meta:creation-date>
    <meta:editing-duration>PT25M47S</meta:editing-duration>
    <meta:editing-cycles>7</meta:editing-cycles>
    <meta:generator>LibreOffice/6.0.7.3$Linux_X86_64 LibreOffice_project/00m0$Build-3</meta:generator>
    <dc:title>Bright Blue</dc:title>
    <dc:date>2019-10-04T13:39:23.613456924</dc:date>
    <meta:document-statistic meta:object-count="39"/>
  </office:meta>
</office:document-meta>
</file>